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automatic-styles>
    <style:style style:name="co1" style:family="table-column">
      <style:table-column-properties fo:break-before="auto" style:column-width="6.696cm"/>
    </style:style>
    <style:style style:name="co2" style:family="table-column">
      <style:table-column-properties fo:break-before="auto" style:column-width="4.741cm"/>
    </style:style>
    <style:style style:name="co3" style:family="table-column">
      <style:table-column-properties fo:break-before="auto" style:column-width="5.061cm"/>
    </style:style>
    <style:style style:name="co4" style:family="table-column">
      <style:table-column-properties fo:break-before="auto" style:column-width="5.895cm"/>
    </style:style>
    <style:style style:name="co5" style:family="table-column">
      <style:table-column-properties fo:break-before="auto" style:column-width="4.9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70c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70c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Arial"/>
    </style:style>
  </office:automatic-styles>
  <office:body>
    <office:spreadsheet>
      <table:calculation-settings table:automatic-find-labels="false"/>
      <table:table table:name="Conversion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2" office:value-type="string" calcext:value-type="string">
            <text:p>Elément</text:p>
          </table:table-cell>
          <table:table-cell table:style-name="ce2" office:value-type="string" calcext:value-type="string">
            <text:p>Tous Pre</text:p>
          </table:table-cell>
          <table:table-cell table:style-name="ce2" office:value-type="string" calcext:value-type="string">
            <text:p>Tous Post</text:p>
          </table:table-cell>
          <table:table-cell table:style-name="ce17" office:value-type="string" calcext:value-type="string">
            <text:p>Intitulé Audio-vidéo</text:p>
          </table:table-cell>
          <table:table-cell table:style-name="ce17" office:value-type="string" calcext:value-type="string">
            <text:p>Intitulé Images</text:p>
          </table:table-cell>
          <table:table-cell table:style-name="ce2" office:value-type="string" calcext:value-type="string">
            <text:p>Intitulé Livres anciens</text:p>
          </table:table-cell>
          <table:table-cell table:style-name="ce17" office:value-type="string" calcext:value-type="string">
            <text:p>Intitulé Etudes et rech.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table:formula="of:=IF(AND([.D2] &lt;&gt; &quot;&quot;; [.D2] = [.E2]; [.D2] = [.F2]; [.D2] = [.G2]); [.D2]; &quot;&quot;)">
            <text:p/>
          </table:table-cell>
          <table:table-cell/>
          <table:table-cell table:style-name="ce7"/>
          <table:table-cell office:value-type="string" calcext:value-type="string">
            <text:p>- Promu en page d'accuei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dc.Audience</text:p>
          </table:table-cell>
          <table:table-cell table:formula="of:=IF(AND([.D3] &lt;&gt; &quot;&quot;; [.D3] = [.E3]; [.D3] = [.F3]; [.D3] = [.G3]); [.D3]; &quot;&quot;)">
            <text:p/>
          </table:table-cell>
          <table:table-cell/>
          <table:table-cell table:style-name="ce20" office:value-type="string" calcext:value-type="string">
            <text:p><text:span text:style-name="T1">* </text:span>Audience</text:p>
          </table:table-cell>
          <table:table-cell table:number-columns-repeated="2" office:value-type="string" calcext:value-type="string">
            <text:p>- Audience</text:p>
          </table:table-cell>
          <table:table-cell office:value-type="string" calcext:value-type="string">
            <text:p><text:span text:style-name="T4">- </text:span>Audience</text:p>
          </table:table-cell>
        </table:table-row>
        <table:table-row table:style-name="ro1">
          <table:table-cell office:value-type="string" calcext:value-type="string">
            <text:p>dc.Contributor</text:p>
          </table:table-cell>
          <table:table-cell table:formula="of:=IF(AND([.D4] &lt;&gt; &quot;&quot;; [.D4] = [.E4]; [.D4] = [.F4]; [.D4] = [.G4]); [.D4]; &quot;&quot;)" office:value-type="string" office:string-value="* Auteur secondaire" calcext:value-type="string">
            <text:p>* Auteur secondaire</text:p>
          </table:table-cell>
          <table:table-cell/>
          <table:table-cell table:style-name="ce5" office:value-type="string" calcext:value-type="string">
            <text:p>* Auteur secondaire</text:p>
          </table:table-cell>
          <table:table-cell table:style-name="ce5" office:value-type="string" calcext:value-type="string">
            <text:p><text:span text:style-name="T2">* </text:span>Auteur secondaire</text:p>
          </table:table-cell>
          <table:table-cell table:style-name="ce5" office:value-type="string" calcext:value-type="string">
            <text:p><text:span text:style-name="T2">* </text:span>Auteur secondaire</text:p>
          </table:table-cell>
          <table:table-cell table:style-name="ce5" office:value-type="string" calcext:value-type="string">
            <text:p><text:span text:style-name="T2">* </text:span>Auteur secondaire</text:p>
          </table:table-cell>
        </table:table-row>
        <table:table-row table:style-name="ro1">
          <table:table-cell office:value-type="string" calcext:value-type="string">
            <text:p>dc.Coverage^spatial</text:p>
          </table:table-cell>
          <table:table-cell table:formula="of:=IF(AND([.D5] &lt;&gt; &quot;&quot;; [.D5] = [.E5]; [.D5] = [.F5]; [.D5] = [.G5]); [.D5]; &quot;&quot;)" office:value-type="string" office:string-value="* Pays|Ville (sujet)" calcext:value-type="string">
            <text:p>* Pays|Ville (sujet)</text:p>
          </table:table-cell>
          <table:table-cell/>
          <table:table-cell table:style-name="ce5" office:value-type="string" calcext:value-type="string">
            <text:p><text:span text:style-name="T2">* </text:span>Pays|Ville (sujet)</text:p>
          </table:table-cell>
          <table:table-cell table:style-name="ce5" office:value-type="string" calcext:value-type="string">
            <text:p><text:span text:style-name="T2">* </text:span>Pays|Ville (sujet)</text:p>
          </table:table-cell>
          <table:table-cell table:style-name="ce5" office:value-type="string" calcext:value-type="string">
            <text:p><text:span text:style-name="T2">* </text:span>Pays|Ville (sujet)</text:p>
          </table:table-cell>
          <table:table-cell table:style-name="ce5" office:value-type="string" calcext:value-type="string">
            <text:p><text:span text:style-name="T2">* </text:span>Pays|Ville (sujet)</text:p>
          </table:table-cell>
        </table:table-row>
        <table:table-row table:style-name="ro1">
          <table:table-cell office:value-type="string" calcext:value-type="string">
            <text:p>dc.Coverage^temporal</text:p>
          </table:table-cell>
          <table:table-cell table:formula="of:=IF(AND([.D6] &lt;&gt; &quot;&quot;; [.D6] = [.E6]; [.D6] = [.F6]; [.D6] = [.G6]); [.D6]; &quot;&quot;)" office:value-type="string" office:string-value="* Siècle (sujet)" calcext:value-type="string">
            <text:p>* Siècle (sujet)</text:p>
          </table:table-cell>
          <table:table-cell/>
          <table:table-cell table:style-name="ce5" office:value-type="string" calcext:value-type="string">
            <text:p><text:span text:style-name="T3">* </text:span>Siècle (sujet)</text:p>
          </table:table-cell>
          <table:table-cell table:style-name="ce5" office:value-type="string" calcext:value-type="string">
            <text:p><text:span text:style-name="T6">* </text:span>Siècle (sujet)</text:p>
          </table:table-cell>
          <table:table-cell table:style-name="ce5" office:value-type="string" calcext:value-type="string">
            <text:p><text:span text:style-name="T6">* </text:span>Siècle (sujet)</text:p>
          </table:table-cell>
          <table:table-cell table:style-name="ce5" office:value-type="string" calcext:value-type="string">
            <text:p><text:span text:style-name="T6">* </text:span>Siècle (sujet)</text:p>
          </table:table-cell>
        </table:table-row>
        <table:table-row table:style-name="ro1">
          <table:table-cell office:value-type="string" calcext:value-type="string">
            <text:p>dc.Creator</text:p>
          </table:table-cell>
          <table:table-cell table:formula="of:=IF(AND([.D7] &lt;&gt; &quot;&quot;; [.D7] = [.E7]; [.D7] = [.F7]; [.D7] = [.G7]); [.D7]; &quot;&quot;)" office:value-type="string" office:string-value="* Auteur" calcext:value-type="string">
            <text:p>* Auteur</text:p>
          </table:table-cell>
          <table:table-cell/>
          <table:table-cell table:style-name="ce5" office:value-type="string" calcext:value-type="string">
            <text:p><text:span text:style-name="T2">* </text:span>Auteur</text:p>
          </table:table-cell>
          <table:table-cell table:style-name="ce5" office:value-type="string" calcext:value-type="string">
            <text:p><text:span text:style-name="T2">* </text:span>Auteur</text:p>
          </table:table-cell>
          <table:table-cell table:style-name="ce5" office:value-type="string" calcext:value-type="string">
            <text:p><text:span text:style-name="T2">* </text:span>Auteur</text:p>
          </table:table-cell>
          <table:table-cell table:style-name="ce5" office:value-type="string" calcext:value-type="string">
            <text:p><text:span text:style-name="T2">* </text:span>Auteur</text:p>
          </table:table-cell>
        </table:table-row>
        <table:table-row table:style-name="ro1">
          <table:table-cell office:value-type="string" calcext:value-type="string">
            <text:p>dc.Date^created</text:p>
          </table:table-cell>
          <table:table-cell table:formula="of:=IF(AND([.D8] &lt;&gt; &quot;&quot;; [.D8] = [.E8]; [.D8] = [.F8]; [.D8] = [.G8]); [.D8]; &quot;&quot;)" office:value-type="string" office:string-value="- Date de création" calcext:value-type="string">
            <text:p>- Date de création</text:p>
          </table:table-cell>
          <table:table-cell/>
          <table:table-cell office:value-type="string" calcext:value-type="string">
            <text:p><text:span text:style-name="T4">- </text:span>Date de création</text:p>
          </table:table-cell>
          <table:table-cell office:value-type="string" calcext:value-type="string">
            <text:p><text:span text:style-name="T4">- </text:span>Date de création</text:p>
          </table:table-cell>
          <table:table-cell office:value-type="string" calcext:value-type="string">
            <text:p><text:span text:style-name="T4">- </text:span>Date de création</text:p>
          </table:table-cell>
          <table:table-cell office:value-type="string" calcext:value-type="string">
            <text:p><text:span text:style-name="T4">- </text:span>Date de création</text:p>
          </table:table-cell>
        </table:table-row>
        <table:table-row table:style-name="ro1">
          <table:table-cell office:value-type="string" calcext:value-type="string">
            <text:p>dc.Date^issued</text:p>
          </table:table-cell>
          <table:table-cell table:formula="of:=IF(AND([.D9] &lt;&gt; &quot;&quot;; [.D9] = [.E9]; [.D9] = [.F9]; [.D9] = [.G9]); [.D9]; &quot;&quot;)" office:value-type="string" office:string-value="- Date de parution" calcext:value-type="string">
            <text:p>- Date de parution</text:p>
          </table:table-cell>
          <table:table-cell/>
          <table:table-cell office:value-type="string" calcext:value-type="string">
            <text:p><text:span text:style-name="T4">- </text:span>Date de parution</text:p>
          </table:table-cell>
          <table:table-cell office:value-type="string" calcext:value-type="string">
            <text:p><text:span text:style-name="T4">- </text:span>Date de parution</text:p>
          </table:table-cell>
          <table:table-cell office:value-type="string" calcext:value-type="string">
            <text:p><text:span text:style-name="T4">- </text:span>Date de parution</text:p>
          </table:table-cell>
          <table:table-cell office:value-type="string" calcext:value-type="string">
            <text:p><text:span text:style-name="T4">- </text:span>Date de parution</text:p>
          </table:table-cell>
        </table:table-row>
        <table:table-row table:style-name="ro1">
          <table:table-cell office:value-type="string" calcext:value-type="string">
            <text:p>dc.Date^valid</text:p>
          </table:table-cell>
          <table:table-cell table:formula="of:=IF(AND([.D10] &lt;&gt; &quot;&quot;; [.D10] = [.E10]; [.D10] = [.F10]; [.D10] = [.G10]); [.D10]; &quot;&quot;)" office:value-type="string" office:string-value="- Date de validation" calcext:value-type="string">
            <text:p>- Date de validation</text:p>
          </table:table-cell>
          <table:table-cell/>
          <table:table-cell office:value-type="string" calcext:value-type="string">
            <text:p><text:span text:style-name="T4">- </text:span>Date de validation</text:p>
          </table:table-cell>
          <table:table-cell office:value-type="string" calcext:value-type="string">
            <text:p><text:span text:style-name="T4">- </text:span>Date de validation</text:p>
          </table:table-cell>
          <table:table-cell office:value-type="string" calcext:value-type="string">
            <text:p><text:span text:style-name="T4">- </text:span>Date de validation</text:p>
          </table:table-cell>
          <table:table-cell office:value-type="string" calcext:value-type="string">
            <text:p><text:span text:style-name="T4">- </text:span>Date de validation</text:p>
          </table:table-cell>
        </table:table-row>
        <table:table-row table:style-name="ro1">
          <table:table-cell office:value-type="string" calcext:value-type="string">
            <text:p>dc.Description</text:p>
          </table:table-cell>
          <table:table-cell table:formula="of:=IF(AND([.D11] &lt;&gt; &quot;&quot;; [.D11] = [.E11]; [.D11] = [.F11]; [.D11] = [.G11]); [.D11]; &quot;&quot;)">
            <text:p/>
          </table:table-cell>
          <table:table-cell/>
          <table:table-cell office:value-type="string" calcext:value-type="string">
            <text:p><text:span text:style-name="T4">+ </text:span>Description</text:p>
          </table:table-cell>
          <table:table-cell table:style-name="ce8" office:value-type="string" calcext:value-type="string">
            <text:p><text:span text:style-name="T5">+ </text:span>Description</text:p>
          </table:table-cell>
          <table:table-cell table:style-name="ce8" office:value-type="string" calcext:value-type="string">
            <text:p>+ Description</text:p>
          </table:table-cell>
          <table:table-cell office:value-type="string" calcext:value-type="string">
            <text:p><text:span text:style-name="T4">- </text:span>Description</text:p>
          </table:table-cell>
        </table:table-row>
        <table:table-row table:style-name="ro1">
          <table:table-cell office:value-type="string" calcext:value-type="string">
            <text:p>dc.Description^abstract</text:p>
          </table:table-cell>
          <table:table-cell table:formula="of:=IF(AND([.D12] &lt;&gt; &quot;&quot;; [.D12] = [.E12]; [.D12] = [.F12]; [.D12] = [.G12]); [.D12]; &quot;&quot;)">
            <text:p/>
          </table:table-cell>
          <table:table-cell/>
          <table:table-cell table:style-name="ce8" office:value-type="string" calcext:value-type="string">
            <text:p><text:span text:style-name="T5">+ </text:span>Résumé</text:p>
          </table:table-cell>
          <table:table-cell office:value-type="string" calcext:value-type="string">
            <text:p><text:span text:style-name="T4">- </text:span>Résumé</text:p>
          </table:table-cell>
          <table:table-cell office:value-type="string" calcext:value-type="string">
            <text:p><text:span text:style-name="T4">- </text:span>Résumé</text:p>
          </table:table-cell>
          <table:table-cell table:style-name="ce8" office:value-type="string" calcext:value-type="string">
            <text:p><text:span text:style-name="T5">+ </text:span>Résumé</text:p>
          </table:table-cell>
        </table:table-row>
        <table:table-row table:style-name="ro1">
          <table:table-cell office:value-type="string" calcext:value-type="string">
            <text:p>dc.Description^tableOfContents</text:p>
          </table:table-cell>
          <table:table-cell table:formula="of:=IF(AND([.D13] &lt;&gt; &quot;&quot;; [.D13] = [.E13]; [.D13] = [.F13]; [.D13] = [.G13]); [.D13]; &quot;&quot;)" office:value-type="string" office:string-value="- Table des matières" calcext:value-type="string">
            <text:p>- Table des matières</text:p>
          </table:table-cell>
          <table:table-cell/>
          <table:table-cell office:value-type="string" calcext:value-type="string">
            <text:p><text:span text:style-name="T4">- </text:span>Table des matières</text:p>
          </table:table-cell>
          <table:table-cell office:value-type="string" calcext:value-type="string">
            <text:p><text:span text:style-name="T4">- </text:span>Table des matières</text:p>
          </table:table-cell>
          <table:table-cell office:value-type="string" calcext:value-type="string">
            <text:p><text:span text:style-name="T4">- </text:span>Table des matières</text:p>
          </table:table-cell>
          <table:table-cell office:value-type="string" calcext:value-type="string">
            <text:p><text:span text:style-name="T4">- </text:span>Table des matières</text:p>
          </table:table-cell>
        </table:table-row>
        <table:table-row table:style-name="ro1">
          <table:table-cell office:value-type="string" calcext:value-type="string">
            <text:p>dc.Format</text:p>
          </table:table-cell>
          <table:table-cell table:formula="of:=IF(AND([.D14] &lt;&gt; &quot;&quot;; [.D14] = [.E14]; [.D14] = [.F14]; [.D14] = [.G14]); [.D14]; &quot;&quot;)" office:value-type="string" office:string-value="+ Format" calcext:value-type="string">
            <text:p>+ Format</text:p>
          </table:table-cell>
          <table:table-cell/>
          <table:table-cell table:style-name="ce8" office:value-type="string" calcext:value-type="string">
            <text:p><text:span text:style-name="T5">+ </text:span>Format</text:p>
          </table:table-cell>
          <table:table-cell table:style-name="ce8" office:value-type="string" calcext:value-type="string">
            <text:p><text:span text:style-name="T5">+ </text:span>Format</text:p>
          </table:table-cell>
          <table:table-cell table:style-name="ce8" office:value-type="string" calcext:value-type="string">
            <text:p><text:span text:style-name="T5">+ </text:span>Format</text:p>
          </table:table-cell>
          <table:table-cell table:style-name="ce8" office:value-type="string" calcext:value-type="string">
            <text:p><text:span text:style-name="T5">+ </text:span>Format</text:p>
          </table:table-cell>
        </table:table-row>
        <table:table-row table:style-name="ro1">
          <table:table-cell office:value-type="string" calcext:value-type="string">
            <text:p>dc.Identifier</text:p>
          </table:table-cell>
          <table:table-cell table:formula="of:=IF(AND([.D15] &lt;&gt; &quot;&quot;; [.D15] = [.E15]; [.D15] = [.F15]; [.D15] = [.G15]); [.D15]; &quot;&quot;)" office:value-type="string" office:string-value="+ Identifiant" calcext:value-type="string">
            <text:p>+ Identifiant</text:p>
          </table:table-cell>
          <table:table-cell/>
          <table:table-cell table:style-name="ce8" office:value-type="string" calcext:value-type="string">
            <text:p><text:span text:style-name="T5">+ </text:span>Identifiant</text:p>
          </table:table-cell>
          <table:table-cell table:style-name="ce8" office:value-type="string" calcext:value-type="string">
            <text:p><text:span text:style-name="T5">+ </text:span>Identifiant</text:p>
          </table:table-cell>
          <table:table-cell table:style-name="ce8" office:value-type="string" calcext:value-type="string">
            <text:p><text:span text:style-name="T5">+ </text:span>Identifiant</text:p>
          </table:table-cell>
          <table:table-cell table:style-name="ce8" office:value-type="string" calcext:value-type="string">
            <text:p><text:span text:style-name="T5">+ </text:span>Identifiant</text:p>
          </table:table-cell>
        </table:table-row>
        <table:table-row table:style-name="ro1">
          <table:table-cell office:value-type="string" calcext:value-type="string">
            <text:p>dc.Language</text:p>
          </table:table-cell>
          <table:table-cell table:formula="of:=IF(AND([.D16] &lt;&gt; &quot;&quot;; [.D16] = [.E16]; [.D16] = [.F16]; [.D16] = [.G16]); [.D16]; &quot;&quot;)" office:value-type="string" office:string-value="* Langue" calcext:value-type="string">
            <text:p>* Langue</text:p>
          </table:table-cell>
          <table:table-cell/>
          <table:table-cell table:style-name="ce5" office:value-type="string" calcext:value-type="string">
            <text:p><text:span text:style-name="T2">* </text:span>Langue</text:p>
          </table:table-cell>
          <table:table-cell table:style-name="ce5" office:value-type="string" calcext:value-type="string">
            <text:p><text:span text:style-name="T2">* </text:span>Langue</text:p>
          </table:table-cell>
          <table:table-cell table:style-name="ce5" office:value-type="string" calcext:value-type="string">
            <text:p><text:span text:style-name="T2">* </text:span>Langue</text:p>
          </table:table-cell>
          <table:table-cell table:style-name="ce5" office:value-type="string" calcext:value-type="string">
            <text:p><text:span text:style-name="T2">* </text:span>Langue</text:p>
          </table:table-cell>
        </table:table-row>
        <table:table-row table:style-name="ro1">
          <table:table-cell office:value-type="string" calcext:value-type="string">
            <text:p>dc.Publisher</text:p>
          </table:table-cell>
          <table:table-cell table:formula="of:=IF(AND([.D17] &lt;&gt; &quot;&quot;; [.D17] = [.E17]; [.D17] = [.F17]; [.D17] = [.G17]); [.D17]; &quot;&quot;)">
            <text:p/>
          </table:table-cell>
          <table:table-cell/>
          <table:table-cell table:style-name="ce5" office:value-type="string" calcext:value-type="string">
            <text:p><text:span text:style-name="T2">* </text:span>Editeur</text:p>
          </table:table-cell>
          <table:table-cell office:value-type="string" calcext:value-type="string">
            <text:p><text:span text:style-name="T4">- </text:span>Editeur</text:p>
          </table:table-cell>
          <table:table-cell table:style-name="ce5" office:value-type="string" calcext:value-type="string">
            <text:p><text:span text:style-name="T2">* </text:span>Editeur</text:p>
          </table:table-cell>
          <table:table-cell table:style-name="ce14" office:value-type="string" calcext:value-type="string">
            <text:p>? Editeur</text:p>
          </table:table-cell>
        </table:table-row>
        <table:table-row table:style-name="ro1">
          <table:table-cell office:value-type="string" calcext:value-type="string">
            <text:p>dc.Relation</text:p>
          </table:table-cell>
          <table:table-cell table:formula="of:=IF(AND([.D18] &lt;&gt; &quot;&quot;; [.D18] = [.E18]; [.D18] = [.F18]; [.D18] = [.G18]); [.D18]; &quot;&quot;)">
            <text:p/>
          </table:table-cell>
          <table:table-cell/>
          <table:table-cell table:style-name="ce8" office:value-type="string" calcext:value-type="string">
            <text:p><text:span text:style-name="T5">+ </text:span>Relation (document)</text:p>
          </table:table-cell>
          <table:table-cell office:value-type="string" calcext:value-type="string">
            <text:p><text:span text:style-name="T4">- </text:span>Relation (document)</text:p>
          </table:table-cell>
          <table:table-cell office:value-type="string" calcext:value-type="string">
            <text:p><text:span text:style-name="T4">- </text:span>Relation (document)</text:p>
          </table:table-cell>
          <table:table-cell office:value-type="string" calcext:value-type="string">
            <text:p><text:span text:style-name="T4">- </text:span>Relation (document)</text:p>
          </table:table-cell>
        </table:table-row>
        <table:table-row table:style-name="ro1">
          <table:table-cell office:value-type="string" calcext:value-type="string">
            <text:p>dc.Relation^hasPart</text:p>
          </table:table-cell>
          <table:table-cell table:formula="of:=IF(AND([.D19] &lt;&gt; &quot;&quot;; [.D19] = [.E19]; [.D19] = [.F19]; [.D19] = [.G19]); [.D19]; &quot;&quot;)">
            <text:p/>
          </table:table-cell>
          <table:table-cell/>
          <table:table-cell office:value-type="string" calcext:value-type="string">
            <text:p><text:span text:style-name="T4">- </text:span>Est constitué de</text:p>
          </table:table-cell>
          <table:table-cell office:value-type="string" calcext:value-type="string">
            <text:p><text:span text:style-name="T4">- </text:span>Est constitué de</text:p>
          </table:table-cell>
          <table:table-cell table:style-name="ce5" office:value-type="string" calcext:value-type="string">
            <text:p><text:span text:style-name="T7">* </text:span>Est constitué de</text:p>
          </table:table-cell>
          <table:table-cell table:style-name="ce14" office:value-type="string" calcext:value-type="string">
            <text:p><text:span text:style-name="T1">? </text:span>Est constitué de</text:p>
          </table:table-cell>
        </table:table-row>
        <table:table-row table:style-name="ro1">
          <table:table-cell office:value-type="string" calcext:value-type="string">
            <text:p>dc.Relation^isFormatOf</text:p>
          </table:table-cell>
          <table:table-cell table:formula="of:=IF(AND([.D20] &lt;&gt; &quot;&quot;; [.D20] = [.E20]; [.D20] = [.F20]; [.D20] = [.G20]); [.D20]; &quot;&quot;)" office:value-type="string" office:string-value="- Est un format de" calcext:value-type="string">
            <text:p>- Est un format de</text:p>
          </table:table-cell>
          <table:table-cell/>
          <table:table-cell office:value-type="string" calcext:value-type="string">
            <text:p><text:span text:style-name="T4">- </text:span>Est un format de</text:p>
          </table:table-cell>
          <table:table-cell office:value-type="string" calcext:value-type="string">
            <text:p><text:span text:style-name="T4">- </text:span>Est un format de</text:p>
          </table:table-cell>
          <table:table-cell office:value-type="string" calcext:value-type="string">
            <text:p><text:span text:style-name="T4">- </text:span>Est un format de</text:p>
          </table:table-cell>
          <table:table-cell office:value-type="string" calcext:value-type="string">
            <text:p><text:span text:style-name="T4">- </text:span>Est un format de</text:p>
          </table:table-cell>
        </table:table-row>
        <table:table-row table:style-name="ro1">
          <table:table-cell office:value-type="string" calcext:value-type="string">
            <text:p>dc.Relation^isPartOf</text:p>
          </table:table-cell>
          <table:table-cell table:formula="of:=IF(AND([.D21] &lt;&gt; &quot;&quot;; [.D21] = [.E21]; [.D21] = [.F21]; [.D21] = [.G21]); [.D21]; &quot;&quot;)">
            <text:p/>
          </table:table-cell>
          <table:table-cell/>
          <table:table-cell table:style-name="ce5" office:value-type="string" calcext:value-type="string">
            <text:p><text:span text:style-name="T2">* </text:span>Fait partie de</text:p>
          </table:table-cell>
          <table:table-cell table:style-name="ce5" office:value-type="string" calcext:value-type="string">
            <text:p><text:span text:style-name="T2">* </text:span>Fait partie de</text:p>
          </table:table-cell>
          <table:table-cell table:style-name="ce8" office:value-type="string" calcext:value-type="string">
            <text:p><text:span text:style-name="T5">+ </text:span>Fait partie de</text:p>
          </table:table-cell>
          <table:table-cell table:style-name="ce14" office:value-type="string" calcext:value-type="string">
            <text:p><text:span text:style-name="T1">? </text:span>Fait partie de</text:p>
          </table:table-cell>
        </table:table-row>
        <table:table-row table:style-name="ro1">
          <table:table-cell office:value-type="string" calcext:value-type="string">
            <text:p>dc.Relation^isVersionOf</text:p>
          </table:table-cell>
          <table:table-cell table:formula="of:=IF(AND([.D22] &lt;&gt; &quot;&quot;; [.D22] = [.E22]; [.D22] = [.F22]; [.D22] = [.G22]); [.D22]; &quot;&quot;)" office:value-type="string" office:string-value="- Est une version de" calcext:value-type="string">
            <text:p>- Est une version de</text:p>
          </table:table-cell>
          <table:table-cell/>
          <table:table-cell office:value-type="string" calcext:value-type="string">
            <text:p><text:span text:style-name="T4">- </text:span>Est une version de</text:p>
          </table:table-cell>
          <table:table-cell office:value-type="string" calcext:value-type="string">
            <text:p><text:span text:style-name="T4">- </text:span>Est une version de</text:p>
          </table:table-cell>
          <table:table-cell office:value-type="string" calcext:value-type="string">
            <text:p><text:span text:style-name="T4">- </text:span>Est une version de</text:p>
          </table:table-cell>
          <table:table-cell office:value-type="string" calcext:value-type="string">
            <text:p><text:span text:style-name="T4">- </text:span>Est une version de</text:p>
          </table:table-cell>
        </table:table-row>
        <table:table-row table:style-name="ro1">
          <table:table-cell office:value-type="string" calcext:value-type="string">
            <text:p>dc.Relation^references</text:p>
          </table:table-cell>
          <table:table-cell table:formula="of:=IF(AND([.D23] &lt;&gt; &quot;&quot;; [.D23] = [.E23]; [.D23] = [.F23]; [.D23] = [.G23]); [.D23]; &quot;&quot;)" office:value-type="string" office:string-value="- Référence liée" calcext:value-type="string">
            <text:p>- Référence liée</text:p>
          </table:table-cell>
          <table:table-cell/>
          <table:table-cell office:value-type="string" calcext:value-type="string">
            <text:p><text:span text:style-name="T4">- </text:span>Référence liée</text:p>
          </table:table-cell>
          <table:table-cell office:value-type="string" calcext:value-type="string">
            <text:p><text:span text:style-name="T4">- </text:span>Référence liée</text:p>
          </table:table-cell>
          <table:table-cell office:value-type="string" calcext:value-type="string">
            <text:p><text:span text:style-name="T4">- </text:span>Référence liée</text:p>
          </table:table-cell>
          <table:table-cell office:value-type="string" calcext:value-type="string">
            <text:p><text:span text:style-name="T4">- </text:span>Référence liée</text:p>
          </table:table-cell>
        </table:table-row>
        <table:table-row table:style-name="ro1">
          <table:table-cell office:value-type="string" calcext:value-type="string">
            <text:p>dc.Relation^requires</text:p>
          </table:table-cell>
          <table:table-cell table:formula="of:=IF(AND([.D24] &lt;&gt; &quot;&quot;; [.D24] = [.E24]; [.D24] = [.F24]; [.D24] = [.G24]); [.D24]; &quot;&quot;)" office:value-type="string" office:string-value="- Requiert" calcext:value-type="string">
            <text:p>- Requiert</text:p>
          </table:table-cell>
          <table:table-cell/>
          <table:table-cell office:value-type="string" calcext:value-type="string">
            <text:p><text:span text:style-name="T4">- </text:span>Requiert</text:p>
          </table:table-cell>
          <table:table-cell office:value-type="string" calcext:value-type="string">
            <text:p><text:span text:style-name="T4">- </text:span>Requiert</text:p>
          </table:table-cell>
          <table:table-cell office:value-type="string" calcext:value-type="string">
            <text:p><text:span text:style-name="T4">- </text:span>Requiert</text:p>
          </table:table-cell>
          <table:table-cell office:value-type="string" calcext:value-type="string">
            <text:p><text:span text:style-name="T4">- </text:span>Requiert</text:p>
          </table:table-cell>
        </table:table-row>
        <table:table-row table:style-name="ro1">
          <table:table-cell office:value-type="string" calcext:value-type="string">
            <text:p>dc.Rights</text:p>
          </table:table-cell>
          <table:table-cell office:value-type="string" calcext:value-type="string">
            <text:p>* Droits</text:p>
          </table:table-cell>
          <table:table-cell/>
          <table:table-cell table:style-name="ce5" office:value-type="string" calcext:value-type="string">
            <text:p><text:span text:style-name="T2">* </text:span>Droits</text:p>
          </table:table-cell>
          <table:table-cell table:style-name="ce5" office:value-type="string" calcext:value-type="string">
            <text:p><text:span text:style-name="T2">* </text:span>Droits</text:p>
          </table:table-cell>
          <table:table-cell table:style-name="ce5" office:value-type="string" calcext:value-type="string">
            <text:p><text:span text:style-name="T2">* </text:span>Droits</text:p>
          </table:table-cell>
          <table:table-cell table:style-name="ce5" office:value-type="string" calcext:value-type="string">
            <text:p><text:span text:style-name="T2">* </text:span>Droits</text:p>
          </table:table-cell>
        </table:table-row>
        <table:table-row table:style-name="ro1">
          <table:table-cell office:value-type="string" calcext:value-type="string">
            <text:p>dc.Source</text:p>
          </table:table-cell>
          <table:table-cell table:formula="of:=IF(AND([.D26] &lt;&gt; &quot;&quot;; [.D26] = [.E26]; [.D26] = [.F26]; [.D26] = [.G26]); [.D26]; &quot;&quot;)" office:value-type="string" office:string-value="- Source" calcext:value-type="string">
            <text:p>- Source</text:p>
          </table:table-cell>
          <table:table-cell/>
          <table:table-cell office:value-type="string" calcext:value-type="string">
            <text:p><text:span text:style-name="T4">- </text:span>Source</text:p>
          </table:table-cell>
          <table:table-cell office:value-type="string" calcext:value-type="string">
            <text:p><text:span text:style-name="T4">- </text:span>Source</text:p>
          </table:table-cell>
          <table:table-cell office:value-type="string" calcext:value-type="string">
            <text:p><text:span text:style-name="T4">- </text:span>Source</text:p>
          </table:table-cell>
          <table:table-cell office:value-type="string" calcext:value-type="string">
            <text:p><text:span text:style-name="T4">- </text:span>Source</text:p>
          </table:table-cell>
        </table:table-row>
        <table:table-row table:style-name="ro1">
          <table:table-cell office:value-type="string" calcext:value-type="string">
            <text:p>dc.Subject</text:p>
          </table:table-cell>
          <table:table-cell table:formula="of:=IF(AND([.D27] &lt;&gt; &quot;&quot;; [.D27] = [.E27]; [.D27] = [.F27]; [.D27] = [.G27]); [.D27]; &quot;&quot;)" office:value-type="string" office:string-value="* Mot-clé" calcext:value-type="string">
            <text:p>* Mot-clé</text:p>
          </table:table-cell>
          <table:table-cell/>
          <table:table-cell table:style-name="ce5" office:value-type="string" calcext:value-type="string">
            <text:p><text:span text:style-name="T2">* </text:span>Mot-clé</text:p>
          </table:table-cell>
          <table:table-cell table:style-name="ce5" office:value-type="string" calcext:value-type="string">
            <text:p><text:span text:style-name="T2">* </text:span>Mot-clé</text:p>
          </table:table-cell>
          <table:table-cell table:style-name="ce5" office:value-type="string" calcext:value-type="string">
            <text:p><text:span text:style-name="T2">* </text:span>Mot-clé</text:p>
          </table:table-cell>
          <table:table-cell table:style-name="ce5" office:value-type="string" calcext:value-type="string">
            <text:p><text:span text:style-name="T2">* </text:span>Mot-clé</text:p>
          </table:table-cell>
        </table:table-row>
        <table:table-row table:style-name="ro1">
          <table:table-cell office:value-type="string" calcext:value-type="string">
            <text:p>dc.Title</text:p>
          </table:table-cell>
          <table:table-cell table:formula="of:=IF(AND([.D28] &lt;&gt; &quot;&quot;; [.D28] = [.E28]; [.D28] = [.F28]; [.D28] = [.G28]); [.D28]; &quot;&quot;)">
            <text:p/>
          </table:table-cell>
          <table:table-cell/>
          <table:table-cell table:style-name="ce8" office:value-type="string" calcext:value-type="string">
            <text:p><text:span text:style-name="T5">+ </text:span>Titre</text:p>
          </table:table-cell>
          <table:table-cell table:style-name="ce26" office:value-type="string" calcext:value-type="string">
            <text:p>* Titre</text:p>
          </table:table-cell>
          <table:table-cell table:style-name="ce8" office:value-type="string" calcext:value-type="string">
            <text:p><text:span text:style-name="T5">+ </text:span>Titre</text:p>
          </table:table-cell>
          <table:table-cell table:style-name="ce8" office:value-type="string" calcext:value-type="string">
            <text:p><text:span text:style-name="T5">+ </text:span>Titre</text:p>
          </table:table-cell>
        </table:table-row>
        <table:table-row table:style-name="ro1">
          <table:table-cell office:value-type="string" calcext:value-type="string">
            <text:p>dc.Title^alternative</text:p>
          </table:table-cell>
          <table:table-cell table:formula="of:=IF(AND([.D29] &lt;&gt; &quot;&quot;; [.D29] = [.E29]; [.D29] = [.F29]; [.D29] = [.G29]); [.D29]; &quot;&quot;)">
            <text:p/>
          </table:table-cell>
          <table:table-cell/>
          <table:table-cell office:value-type="string" calcext:value-type="string">
            <text:p><text:span text:style-name="T4">- </text:span>Autre forme du titre</text:p>
          </table:table-cell>
          <table:table-cell table:style-name="ce8" office:value-type="string" calcext:value-type="string">
            <text:p><text:span text:style-name="T5">+ </text:span>Autre forme du titre</text:p>
          </table:table-cell>
          <table:table-cell table:style-name="ce8" office:value-type="string" calcext:value-type="string">
            <text:p><text:span text:style-name="T5">+ </text:span>Autre forme du titre</text:p>
          </table:table-cell>
          <table:table-cell office:value-type="string" calcext:value-type="string">
            <text:p><text:span text:style-name="T4">- </text:span>Autre forme du titre</text:p>
          </table:table-cell>
        </table:table-row>
        <table:table-row table:style-name="ro1">
          <table:table-cell table:style-name="ce4" office:value-type="string" calcext:value-type="string">
            <text:p>dc.Type</text:p>
          </table:table-cell>
          <table:table-cell table:formula="of:=IF(AND([.D30] &lt;&gt; &quot;&quot;; [.D30] = [.E30]; [.D30] = [.F30]; [.D30] = [.G30]); [.D30]; &quot;&quot;)" office:value-type="string" office:string-value="- Type" calcext:value-type="string">
            <text:p>- Type</text:p>
          </table:table-cell>
          <table:table-cell/>
          <table:table-cell table:style-name="ce10" office:value-type="string" calcext:value-type="string">
            <text:p><text:span text:style-name="T6">- </text:span>Type</text:p>
          </table:table-cell>
          <table:table-cell table:style-name="ce10" office:value-type="string" calcext:value-type="string">
            <text:p><text:span text:style-name="T5">- </text:span>Type</text:p>
          </table:table-cell>
          <table:table-cell table:style-name="ce10" office:value-type="string" calcext:value-type="string">
            <text:p><text:span text:style-name="T5">- </text:span>Type</text:p>
          </table:table-cell>
          <table:table-cell table:style-name="ce10" office:value-type="string" calcext:value-type="string">
            <text:p><text:span text:style-name="T5">- </text:span>Type</text:p>
          </table:table-cell>
        </table:table-row>
        <table:table-row table:style-name="ro1">
          <table:table-cell office:value-type="string" calcext:value-type="string">
            <text:p>man.archive</text:p>
          </table:table-cell>
          <table:table-cell table:formula="of:=IF(AND([.D31] &lt;&gt; &quot;&quot;; [.D31] = [.E31]; [.D31] = [.F31]; [.D31] = [.G31]); [.D31]; &quot;&quot;)" office:value-type="string" office:string-value="- Vient d'une archive" calcext:value-type="string">
            <text:p>- Vient d'une archive</text:p>
          </table:table-cell>
          <table:table-cell/>
          <table:table-cell office:value-type="string" calcext:value-type="string">
            <text:p><text:span text:style-name="T4">- </text:span>Vient d'une archive</text:p>
          </table:table-cell>
          <table:table-cell table:number-columns-repeated="3" office:value-type="string" calcext:value-type="string">
            <text:p>- Vient d'une archive</text:p>
          </table:table-cell>
        </table:table-row>
        <table:table-row table:style-name="ro1">
          <table:table-cell office:value-type="string" calcext:value-type="string">
            <text:p>man.autre-lieu</text:p>
          </table:table-cell>
          <table:table-cell table:formula="of:=IF(AND([.D32] &lt;&gt; &quot;&quot;; [.D32] = [.E32]; [.D32] = [.F32]; [.D32] = [.G32]); [.D32]; &quot;&quot;)" office:value-type="string" office:string-value="* Sujet géographique" calcext:value-type="string">
            <text:p>* Sujet géographique</text:p>
          </table:table-cell>
          <table:table-cell/>
          <table:table-cell table:style-name="ce5" office:value-type="string" calcext:value-type="string">
            <text:p><text:span text:style-name="T2">* </text:span>Sujet géographique</text:p>
          </table:table-cell>
          <table:table-cell table:style-name="ce5" office:value-type="string" calcext:value-type="string">
            <text:p><text:span text:style-name="T2">* </text:span>Sujet géographique</text:p>
          </table:table-cell>
          <table:table-cell table:style-name="ce5" office:value-type="string" calcext:value-type="string">
            <text:p><text:span text:style-name="T2">* </text:span>Sujet géographique</text:p>
          </table:table-cell>
          <table:table-cell table:style-name="ce5" office:value-type="string" calcext:value-type="string">
            <text:p><text:span text:style-name="T2">* </text:span>Sujet géographique</text:p>
          </table:table-cell>
        </table:table-row>
        <table:table-row table:style-name="ro1">
          <table:table-cell office:value-type="string" calcext:value-type="string">
            <text:p>man.catalogue</text:p>
          </table:table-cell>
          <table:table-cell table:formula="of:=IF(AND([.D33] &lt;&gt; &quot;&quot;; [.D33] = [.E33]; [.D33] = [.F33]; [.D33] = [.G33]); [.D33]; &quot;&quot;)">
            <text:p/>
          </table:table-cell>
          <table:table-cell/>
          <table:table-cell office:value-type="string" calcext:value-type="string">
            <text:p><text:span text:style-name="T4">- </text:span>Lien vers la notice</text:p>
          </table:table-cell>
          <table:table-cell office:value-type="string" calcext:value-type="string">
            <text:p><text:span text:style-name="T4">- </text:span>Lien vers la notice</text:p>
          </table:table-cell>
          <table:table-cell table:style-name="ce8" office:value-type="string" calcext:value-type="string">
            <text:p><text:span text:style-name="T5">+ </text:span>Lien vers la notice</text:p>
          </table:table-cell>
          <table:table-cell office:value-type="string" calcext:value-type="string">
            <text:p><text:span text:style-name="T4">- </text:span>Lien vers la notice</text:p>
          </table:table-cell>
        </table:table-row>
        <table:table-row table:style-name="ro1">
          <table:table-cell office:value-type="string" calcext:value-type="string">
            <text:p>man.config-id</text:p>
          </table:table-cell>
          <table:table-cell table:formula="of:=IF(AND([.D34] &lt;&gt; &quot;&quot;; [.D34] = [.E34]; [.D34] = [.F34]; [.D34] = [.G34]); [.D34]; &quot;&quot;)">
            <text:p/>
          </table:table-cell>
          <table:table-cell/>
          <table:table-cell table:style-name="ce7" table:number-columns-repeated="2"/>
          <table:table-cell office:value-type="string" calcext:value-type="string">
            <text:p><text:span text:style-name="T4">- </text:span>Identifiant Issuu</text:p>
          </table:table-cell>
          <table:table-cell office:value-type="string" calcext:value-type="string">
            <text:p><text:span text:style-name="T4">- </text:span>Identifiant Issuu</text:p>
          </table:table-cell>
        </table:table-row>
        <table:table-row table:style-name="ro1">
          <table:table-cell office:value-type="string" calcext:value-type="string">
            <text:p>man.date</text:p>
          </table:table-cell>
          <table:table-cell table:formula="of:=IF(AND([.D35] &lt;&gt; &quot;&quot;; [.D35] = [.E35]; [.D35] = [.F35]; [.D35] = [.G35]); [.D35]; &quot;&quot;)" office:value-type="string" office:string-value="+ Date" calcext:value-type="string">
            <text:p>+ Date</text:p>
          </table:table-cell>
          <table:table-cell/>
          <table:table-cell table:style-name="ce8" office:value-type="string" calcext:value-type="string">
            <text:p><text:span text:style-name="T5">+ </text:span>Date</text:p>
          </table:table-cell>
          <table:table-cell table:style-name="ce8" office:value-type="string" calcext:value-type="string">
            <text:p><text:span text:style-name="T5">+ </text:span>Date</text:p>
          </table:table-cell>
          <table:table-cell table:style-name="ce8" office:value-type="string" calcext:value-type="string">
            <text:p><text:span text:style-name="T5">+ </text:span>Date</text:p>
          </table:table-cell>
          <table:table-cell table:style-name="ce8" office:value-type="string" calcext:value-type="string">
            <text:p><text:span text:style-name="T5">+ </text:span>Date</text:p>
          </table:table-cell>
        </table:table-row>
        <table:table-row table:style-name="ro1">
          <table:table-cell office:value-type="string" calcext:value-type="string">
            <text:p>man.dewey</text:p>
          </table:table-cell>
          <table:table-cell table:formula="of:=IF(AND([.D36] &lt;&gt; &quot;&quot;; [.D36] = [.E36]; [.D36] = [.F36]; [.D36] = [.G36]); [.D36]; &quot;&quot;)" office:value-type="string" office:string-value="* Indice Dewey" calcext:value-type="string">
            <text:p>* Indice Dewey</text:p>
          </table:table-cell>
          <table:table-cell/>
          <table:table-cell table:style-name="ce5" office:value-type="string" calcext:value-type="string">
            <text:p><text:span text:style-name="T2">* </text:span>Indice Dewey</text:p>
          </table:table-cell>
          <table:table-cell table:style-name="ce5" office:value-type="string" calcext:value-type="string">
            <text:p><text:span text:style-name="T2">* </text:span>Indice Dewey</text:p>
          </table:table-cell>
          <table:table-cell table:style-name="ce5" office:value-type="string" calcext:value-type="string">
            <text:p><text:span text:style-name="T2">* </text:span>Indice Dewey</text:p>
          </table:table-cell>
          <table:table-cell table:style-name="ce5" office:value-type="string" calcext:value-type="string">
            <text:p><text:span text:style-name="T2">* </text:span>Indice Dewey</text:p>
          </table:table-cell>
        </table:table-row>
        <table:table-row table:style-name="ro1">
          <table:table-cell office:value-type="string" calcext:value-type="string">
            <text:p>man.docname</text:p>
          </table:table-cell>
          <table:table-cell table:formula="of:=IF(AND([.D37] &lt;&gt; &quot;&quot;; [.D37] = [.E37]; [.D37] = [.F37]; [.D37] = [.G37]); [.D37]; &quot;&quot;)">
            <text:p/>
          </table:table-cell>
          <table:table-cell/>
          <table:table-cell table:style-name="ce7" table:number-columns-repeated="2"/>
          <table:table-cell office:value-type="string" calcext:value-type="string">
            <text:p><text:span text:style-name="T4">- </text:span>Nom du fichier Issuu</text:p>
          </table:table-cell>
          <table:table-cell office:value-type="string" calcext:value-type="string">
            <text:p><text:span text:style-name="T4">- </text:span>Nom du fichier Issuu</text:p>
          </table:table-cell>
        </table:table-row>
        <table:table-row table:style-name="ro1">
          <table:table-cell office:value-type="string" calcext:value-type="string">
            <text:p>man.etabl</text:p>
          </table:table-cell>
          <table:table-cell table:formula="of:=IF(AND([.D38] &lt;&gt; &quot;&quot;; [.D38] = [.E38]; [.D38] = [.F38]; [.D38] = [.G38]); [.D38]; &quot;&quot;)" office:value-type="string" office:string-value="* Etablissement" calcext:value-type="string">
            <text:p>* Etablissement</text:p>
          </table:table-cell>
          <table:table-cell/>
          <table:table-cell table:style-name="ce5" office:value-type="string" calcext:value-type="string">
            <text:p><text:span text:style-name="T1">* </text:span>Etablissement</text:p>
          </table:table-cell>
          <table:table-cell table:style-name="ce5" office:value-type="string" calcext:value-type="string">
            <text:p><text:span text:style-name="T1">* </text:span>Etablissement</text:p>
          </table:table-cell>
          <table:table-cell table:style-name="ce5" office:value-type="string" calcext:value-type="string">
            <text:p><text:span text:style-name="T1">* </text:span>Etablissement</text:p>
          </table:table-cell>
          <table:table-cell table:style-name="ce5" office:value-type="string" calcext:value-type="string">
            <text:p><text:span text:style-name="T1">* </text:span>Etablissement</text:p>
          </table:table-cell>
        </table:table-row>
        <table:table-row table:style-name="ro1">
          <table:table-cell office:value-type="string" calcext:value-type="string">
            <text:p>man.etagere</text:p>
          </table:table-cell>
          <table:table-cell table:formula="of:=IF(AND([.D39] &lt;&gt; &quot;&quot;; [.D39] = [.E39]; [.D39] = [.F39]; [.D39] = [.G39]); [.D39]; &quot;&quot;)">
            <text:p/>
          </table:table-cell>
          <table:table-cell/>
          <table:table-cell table:style-name="ce8" office:value-type="string" calcext:value-type="string">
            <text:p><text:span text:style-name="T5">+ </text:span>Classement</text:p>
          </table:table-cell>
          <table:table-cell office:value-type="string" calcext:value-type="string">
            <text:p><text:span text:style-name="T4">- </text:span>Appartient à</text:p>
          </table:table-cell>
          <table:table-cell table:style-name="ce13"/>
          <table:table-cell table:style-name="ce13" office:value-type="string" calcext:value-type="string">
            <text:p><text:span text:style-name="T1">? </text:span>Structure</text:p>
          </table:table-cell>
        </table:table-row>
        <table:table-row table:style-name="ro1">
          <table:table-cell office:value-type="string" calcext:value-type="string">
            <text:p>man.image-doc</text:p>
          </table:table-cell>
          <table:table-cell table:formula="of:=IF(AND([.D40] &lt;&gt; &quot;&quot;; [.D40] = [.E40]; [.D40] = [.F40]; [.D40] = [.G40]); [.D40]; &quot;&quot;)">
            <text:p/>
          </table:table-cell>
          <table:table-cell/>
          <table:table-cell table:style-name="ce7" table:number-columns-repeated="2"/>
          <table:table-cell office:value-type="string" calcext:value-type="string">
            <text:p><text:span text:style-name="T4">- </text:span>Illustration</text:p>
          </table:table-cell>
          <table:table-cell office:value-type="string" calcext:value-type="string">
            <text:p><text:span text:style-name="T4">- </text:span>Illustration</text:p>
          </table:table-cell>
        </table:table-row>
        <table:table-row table:style-name="ro1">
          <table:table-cell office:value-type="string" calcext:value-type="string">
            <text:p>man.internal-link</text:p>
          </table:table-cell>
          <table:table-cell table:style-name="Default"/>
          <table:table-cell table:formula="of:=IF(AND([.D41] &lt;&gt; &quot;&quot;; [.D41] = [.E41]; [.D41] = [.F41]; [.D41] = [.G41]); [.D41]; &quot;&quot;)" office:value-type="string" office:string-value="- Lien interne" calcext:value-type="string">
            <text:p>- Lien interne</text:p>
          </table:table-cell>
          <table:table-cell office:value-type="string" calcext:value-type="string">
            <text:p><text:span text:style-name="T4">- </text:span>Lien interne</text:p>
          </table:table-cell>
          <table:table-cell office:value-type="string" calcext:value-type="string">
            <text:p><text:span text:style-name="T4">- </text:span>Lien interne</text:p>
          </table:table-cell>
          <table:table-cell office:value-type="string" calcext:value-type="string">
            <text:p><text:span text:style-name="T4">- </text:span>Lien interne</text:p>
          </table:table-cell>
          <table:table-cell office:value-type="string" calcext:value-type="string">
            <text:p><text:span text:style-name="T4">- </text:span>Lien interne</text:p>
          </table:table-cell>
        </table:table-row>
        <table:table-row table:style-name="ro1">
          <table:table-cell office:value-type="string" calcext:value-type="string">
            <text:p>man.issuu</text:p>
          </table:table-cell>
          <table:table-cell table:formula="of:=IF(AND([.D42] &lt;&gt; &quot;&quot;; [.D42] = [.E42]; [.D42] = [.F42]; [.D42] = [.G42]); [.D42]; &quot;&quot;)">
            <text:p/>
          </table:table-cell>
          <table:table-cell/>
          <table:table-cell office:value-type="string" calcext:value-type="string">
            <text:p><text:span text:style-name="T4">- </text:span>Image vidéo</text:p>
          </table:table-cell>
          <table:table-cell office:value-type="string" calcext:value-type="string">
            <text:p><text:span text:style-name="T4">- </text:span>Vignette issuu</text:p>
          </table:table-cell>
          <table:table-cell office:value-type="string" calcext:value-type="string">
            <text:p><text:span text:style-name="T4">- </text:span>Vignette issuu</text:p>
          </table:table-cell>
          <table:table-cell office:value-type="string" calcext:value-type="string">
            <text:p><text:span text:style-name="T4">- </text:span>Vignette issuu</text:p>
          </table:table-cell>
        </table:table-row>
        <table:table-row table:style-name="ro1">
          <table:table-cell office:value-type="string" calcext:value-type="string">
            <text:p>man.link</text:p>
          </table:table-cell>
          <table:table-cell table:formula="of:=IF(AND([.D43] &lt;&gt; &quot;&quot;; [.D43] = [.E43]; [.D43] = [.F43]; [.D43] = [.G43]); [.D43]; &quot;&quot;)" office:value-type="string" office:string-value="+ Permalien" calcext:value-type="string">
            <text:p>+ Permalien</text:p>
          </table:table-cell>
          <table:table-cell/>
          <table:table-cell table:style-name="ce8" office:value-type="string" calcext:value-type="string">
            <text:p><text:span text:style-name="T5">+ </text:span>Permalien</text:p>
          </table:table-cell>
          <table:table-cell table:style-name="ce8" office:value-type="string" calcext:value-type="string">
            <text:p><text:span text:style-name="T5">+ </text:span>Permalien</text:p>
          </table:table-cell>
          <table:table-cell table:style-name="ce8" office:value-type="string" calcext:value-type="string">
            <text:p><text:span text:style-name="T5">+ </text:span>Permalien</text:p>
          </table:table-cell>
          <table:table-cell table:style-name="ce8" office:value-type="string" calcext:value-type="string">
            <text:p><text:span text:style-name="T5">+ </text:span>Permalien</text:p>
          </table:table-cell>
        </table:table-row>
        <table:table-row table:style-name="ro1">
          <table:table-cell office:value-type="string" calcext:value-type="string">
            <text:p>man.ordre</text:p>
          </table:table-cell>
          <table:table-cell table:formula="of:=IF(AND([.D44] &lt;&gt; &quot;&quot;; [.D44] = [.E44]; [.D44] = [.F44]; [.D44] = [.G44]); [.D44]; &quot;&quot;)">
            <text:p/>
          </table:table-cell>
          <table:table-cell/>
          <table:table-cell table:number-columns-repeated="2" office:value-type="string" calcext:value-type="string">
            <text:p>- Ordre</text:p>
          </table:table-cell>
          <table:table-cell table:style-name="ce8" office:value-type="string" calcext:value-type="string">
            <text:p><text:span text:style-name="T5">+ </text:span>Ordre</text:p>
          </table:table-cell>
          <table:table-cell office:value-type="string" calcext:value-type="string">
            <text:p><text:span text:style-name="T4">- </text:span>Ordre</text:p>
          </table:table-cell>
        </table:table-row>
        <table:table-row table:style-name="ro1">
          <table:table-cell office:value-type="string" calcext:value-type="string">
            <text:p>man.personne</text:p>
          </table:table-cell>
          <table:table-cell table:formula="of:=IF(AND([.D45] &lt;&gt; &quot;&quot;; [.D45] = [.E45]; [.D45] = [.F45]; [.D45] = [.G45]); [.D45]; &quot;&quot;)" office:value-type="string" office:string-value="* Personne (sujet)" calcext:value-type="string">
            <text:p>* Personne (sujet)</text:p>
          </table:table-cell>
          <table:table-cell/>
          <table:table-cell table:style-name="ce5" office:value-type="string" calcext:value-type="string">
            <text:p><text:span text:style-name="T2">* </text:span>Personne (sujet)</text:p>
          </table:table-cell>
          <table:table-cell table:style-name="ce5" office:value-type="string" calcext:value-type="string">
            <text:p><text:span text:style-name="T2">* </text:span>Personne (sujet)</text:p>
          </table:table-cell>
          <table:table-cell table:style-name="ce5" office:value-type="string" calcext:value-type="string">
            <text:p><text:span text:style-name="T2">* </text:span>Personne (sujet)</text:p>
          </table:table-cell>
          <table:table-cell table:style-name="ce5" office:value-type="string" calcext:value-type="string">
            <text:p><text:span text:style-name="T2">* </text:span>Personne (sujet)</text:p>
          </table:table-cell>
        </table:table-row>
        <table:table-row table:style-name="ro1">
          <table:table-cell office:value-type="string" calcext:value-type="string">
            <text:p>man.them-av</text:p>
          </table:table-cell>
          <table:table-cell table:formula="of:=IF(AND([.D46] &lt;&gt; &quot;&quot;; [.D46] = [.E46]; [.D46] = [.F46]; [.D46] = [.G46]); [.D46]; &quot;&quot;)">
            <text:p/>
          </table:table-cell>
          <table:table-cell/>
          <table:table-cell table:style-name="ce5" office:value-type="string" calcext:value-type="string">
            <text:p><text:span text:style-name="T2">* </text:span>Thématique audio-vidéo</text:p>
          </table:table-cell>
          <table:table-cell table:style-name="ce12" table:number-columns-repeated="3"/>
        </table:table-row>
        <table:table-row table:style-name="ro1">
          <table:table-cell table:style-name="ce4" office:value-type="string" calcext:value-type="string">
            <text:p>man.them-gen</text:p>
          </table:table-cell>
          <table:table-cell table:formula="of:=IF(AND([.D47] &lt;&gt; &quot;&quot;; [.D47] = [.E47]; [.D47] = [.F47]; [.D47] = [.G47]); [.D47]; &quot;&quot;)" office:value-type="string" office:string-value="- Thématique transversale" calcext:value-type="string">
            <text:p>- Thématique transversale</text:p>
          </table:table-cell>
          <table:table-cell/>
          <table:table-cell table:style-name="ce11" office:value-type="string" calcext:value-type="string">
            <text:p><text:span text:style-name="T4">- </text:span>Thématique transversale</text:p>
          </table:table-cell>
          <table:table-cell table:style-name="ce11" office:value-type="string" calcext:value-type="string">
            <text:p><text:span text:style-name="T4">- </text:span>Thématique transversale</text:p>
          </table:table-cell>
          <table:table-cell table:style-name="ce11" office:value-type="string" calcext:value-type="string">
            <text:p><text:span text:style-name="T4">- </text:span>Thématique transversale</text:p>
          </table:table-cell>
          <table:table-cell table:style-name="ce11" office:value-type="string" calcext:value-type="string">
            <text:p><text:span text:style-name="T4">- </text:span>Thématique transversale</text:p>
          </table:table-cell>
        </table:table-row>
        <table:table-row table:style-name="ro1">
          <table:table-cell office:value-type="string" calcext:value-type="string">
            <text:p>man.them-images</text:p>
          </table:table-cell>
          <table:table-cell table:formula="of:=IF(AND([.D48] &lt;&gt; &quot;&quot;; [.D48] = [.E48]; [.D48] = [.F48]; [.D48] = [.G48]); [.D48]; &quot;&quot;)">
            <text:p/>
          </table:table-cell>
          <table:table-cell/>
          <table:table-cell table:style-name="ce12"/>
          <table:table-cell table:style-name="ce5" office:value-type="string" calcext:value-type="string">
            <text:p><text:span text:style-name="T2">* </text:span>Thématique images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man.them-patri</text:p>
          </table:table-cell>
          <table:table-cell table:formula="of:=IF(AND([.D49] &lt;&gt; &quot;&quot;; [.D49] = [.E49]; [.D49] = [.F49]; [.D49] = [.G49]); [.D49]; &quot;&quot;)">
            <text:p/>
          </table:table-cell>
          <table:table-cell/>
          <table:table-cell table:style-name="ce12" table:number-columns-repeated="2"/>
          <table:table-cell table:style-name="ce5" office:value-type="string" calcext:value-type="string">
            <text:p><text:span text:style-name="T2">* </text:span>Thématique ouvrages numérisés</text:p>
          </table:table-cell>
          <table:table-cell table:style-name="ce12"/>
        </table:table-row>
        <table:table-row table:style-name="ro1">
          <table:table-cell office:value-type="string" calcext:value-type="string">
            <text:p>man.them-trav</text:p>
          </table:table-cell>
          <table:table-cell table:formula="of:=IF(AND([.D50] &lt;&gt; &quot;&quot;; [.D50] = [.E50]; [.D50] = [.F50]; [.D50] = [.G50]); [.D50]; &quot;&quot;)">
            <text:p/>
          </table:table-cell>
          <table:table-cell/>
          <table:table-cell table:style-name="ce5" table:number-columns-repeated="3"/>
          <table:table-cell table:style-name="ce5" office:value-type="string" calcext:value-type="string">
            <text:p><text:span text:style-name="T2">* </text:span>Thématique recherche</text:p>
          </table:table-cell>
        </table:table-row>
        <table:table-row table:style-name="ro1">
          <table:table-cell office:value-type="string" calcext:value-type="string">
            <text:p>man.type</text:p>
          </table:table-cell>
          <table:table-cell table:formula="of:=IF(AND([.D51] &lt;&gt; &quot;&quot;; [.D51] = [.E51]; [.D51] = [.F51]; [.D51] = [.G51]); [.D51]; &quot;&quot;)" office:value-type="string" office:string-value="+ Type propre à la collection" calcext:value-type="string">
            <text:p>+ Type propre à la collection</text:p>
          </table:table-cell>
          <table:table-cell/>
          <table:table-cell table:style-name="ce8" office:value-type="string" calcext:value-type="string">
            <text:p>+ Type propre à la collection</text:p>
          </table:table-cell>
          <table:table-cell table:style-name="ce8" office:value-type="string" calcext:value-type="string">
            <text:p><text:span text:style-name="T5">+ </text:span>Type propre à la collection</text:p>
          </table:table-cell>
          <table:table-cell table:style-name="ce8" office:value-type="string" calcext:value-type="string">
            <text:p><text:span text:style-name="T5">+ </text:span>Type propre à la collection</text:p>
          </table:table-cell>
          <table:table-cell table:style-name="ce8" office:value-type="string" calcext:value-type="string">
            <text:p><text:span text:style-name="T5">+ </text:span>Type propre à la collection</text:p>
          </table:table-cell>
        </table:table-row>
      </table:table>
      <table:named-expressions/>
      <table:database-ranges>
        <table:database-range table:name="__Anonymous_Sheet_DB__0" table:target-range-address="Conversion.A1:Conversion.G5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8:16:20.1637521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2T10:17:51.236629076</dc:date>
    <dc:creator>Daniel Berthereau</dc:creator>
    <meta:editing-duration>P22DT7H4M28S</meta:editing-duration>
    <meta:editing-cycles>33</meta:editing-cycles>
    <meta:generator>LibreOffice/7.2.2.2$Linux_X86_64 LibreOffice_project/20$Build-2</meta:generator>
    <meta:document-statistic meta:table-count="1" meta:cell-count="285" meta:object-count="0"/>
  </office:meta>
</office:document-meta>
</file>